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7000001D39251ABA8.png" manifest:media-type="image/png"/>
  <manifest:file-entry manifest:full-path="Pictures/10000000000002D4000001E331F5CA20.jpg" manifest:media-type="image/jpeg"/>
  <manifest:file-entry manifest:full-path="Pictures/1000000000000A00000006406A2A63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b22222" loext:opacity="100%" fo:font-size="28pt" fo:font-style="italic" fo:font-weight="bold" officeooo:rsid="001b0546" officeooo:paragraph-rsid="001b0546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b22222" loext:opacity="100%" fo:font-size="28pt" fo:font-style="normal" fo:font-weight="bold" officeooo:rsid="001b0546" officeooo:paragraph-rsid="001b0546" style:font-size-asian="28pt" style:font-style-asian="normal" style:font-weight-asian="bold" style:font-size-complex="28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b22222" loext:opacity="100%" fo:font-size="28pt" fo:font-style="normal" fo:font-weight="normal" officeooo:rsid="001b0546" officeooo:paragraph-rsid="001b0546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text-properties fo:color="#b22222" loext:opacity="100%" fo:font-size="28pt" fo:font-style="italic" fo:font-weight="bold" officeooo:rsid="00225040" officeooo:paragraph-rsid="00225040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b22222" loext:opacity="100%" fo:font-size="28pt" fo:font-style="italic" fo:font-weight="normal" officeooo:rsid="00225040" officeooo:paragraph-rsid="00225040" style:font-size-asian="28pt" style:font-style-asian="italic" style:font-weight-asian="normal" style:font-size-complex="28pt" style:font-style-complex="italic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b22222" loext:opacity="100%" fo:font-size="28pt" fo:font-style="italic" fo:font-weight="normal" officeooo:rsid="00225040" officeooo:paragraph-rsid="00225040" style:font-size-asian="28pt" style:font-style-asian="italic" style:font-weight-asian="normal" style:font-size-complex="28pt" style:font-style-complex="italic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8618in, 0.9811in, 1.0083in, 0.807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We are Doing:</text:p>
      <text:p text:style-name="P2">&gt; <text:span text:style-name="T1">Electronics</text:span></text:p>
      <text:p text:style-name="P3">&gt; Embedded System</text:p>
      <text:p text:style-name="P3">&gt; Scientific Developments</text:p>
      <text:p text:style-name="P3">&gt; Astronomy</text:p>
      <text:p text:style-name="P4">Our Stream of Development:</text:p>
      <text:p text:style-name="P5">&gt; Scientific thinking</text:p>
      <text:p text:style-name="P6">&gt; Robots &amp; Machines</text:p>
      <text:p text:style-name="P6">&gt; Quantum Computing</text:p>
      <text:p text:style-name="P6">&gt; Scientific Programing</text:p>
      <text:p text:style-name="P6"><text:tab/>- Computational Biology</text:p>
      <text:p text:style-name="P6"><text:tab/>- Computational Chemistry</text:p>
      <text:p text:style-name="P6"><text:tab/>- Computational Physics <text:s/></text:p>
      <text:p text:style-name="P4"><text:tab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fill-image draw:name="bg" xlink:href="Pictures/1000000000000A00000006406A2A6319.jpg" xlink:type="simple" xlink:show="embed" xlink:actuate="onLoad"/>
    <draw:fill-image draw:name="istock-664670026" xlink:href="Pictures/10000000000002D4000001E331F5CA20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/>
      <style:text-properties officeooo:paragraph-rsid="0015716f"/>
    </style:style>
    <style:style style:name="MP2" style:family="paragraph" style:parent-style-name="Header">
      <style:paragraph-properties fo:line-height="100%"/>
      <style:text-properties fo:color="#0000cd" loext:opacity="100%" fo:font-size="16pt" officeooo:rsid="0015716f" officeooo:paragraph-rsid="0015716f"/>
    </style:style>
    <style:style style:name="MP3" style:family="paragraph" style:parent-style-name="Header">
      <style:paragraph-properties fo:line-height="100%"/>
      <style:text-properties fo:color="#1e90ff" loext:opacity="100%" fo:font-size="16pt" officeooo:rsid="0015716f" officeooo:paragraph-rsid="0015716f"/>
    </style:style>
    <style:style style:name="MP4" style:family="paragraph">
      <style:paragraph-properties fo:text-align="center"/>
    </style:style>
    <style:style style:name="MP5" style:family="paragraph" style:parent-style-name="Footer">
      <style:paragraph-properties fo:text-align="right" style:justify-single-word="false"/>
    </style:style>
    <style:style style:name="MT1" style:family="text">
      <style:text-properties fo:color="#0000cd" loext:opacity="100%"/>
    </style:style>
    <style:style style:name="MT2" style:family="text">
      <style:text-properties fo:color="#0000cd" loext:opacity="100%" fo:font-size="36pt" fo:font-weight="bold" officeooo:rsid="0015716f" style:font-weight-asian="bold" style:font-weight-complex="bold"/>
    </style:style>
    <style:style style:name="MT3" style:family="text">
      <style:text-properties fo:font-size="6pt"/>
    </style:style>
    <style:style style:name="MT4" style:family="text">
      <style:text-properties fo:font-size="20pt" fo:font-style="italic" fo:font-weight="normal" officeooo:rsid="0019123e" style:font-style-asian="italic" style:font-weight-asian="normal" style:font-style-complex="italic" style:font-weight-complex="normal"/>
    </style:style>
    <style:style style:name="MT5" style:family="text">
      <style:text-properties fo:color="#0000cd" loext:opacity="100%" fo:font-size="14pt"/>
    </style:style>
    <style:style style:name="MT6" style:family="text">
      <style:text-properties fo:font-size="14pt"/>
    </style:style>
    <style:style style:name="MT7" style:family="text">
      <style:text-properties fo:font-size="14pt" style:text-underline-style="none"/>
    </style:style>
    <style:style style:name="MT8" style:family="text">
      <style:text-properties fo:color="#00008b" loext:opacity="100%" fo:font-size="14pt"/>
    </style:style>
    <style:style style:name="MT9" style:family="text">
      <style:text-properties fo:color="#00008b" loext:opacity="100%"/>
    </style:style>
    <style:style style:name="MT10" style:family="text">
      <style:text-properties fo:color="#1e90ff" loext:opacity="100%" fo:font-size="18pt" officeooo:rsid="0015716f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8618in, 0.9811in, 1.0083in, 0.8075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1654in" fo:margin-bottom="0.3035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g" draw:opacity="30%" style:repeat="stretch" style:footnote-max-height="0in" loext:margin-gutter="0in">
        <style:background-image xlink:href="Pictures/1000000000000A00000006406A2A6319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28in" fo:margin-left="0in" fo:margin-right="0in" fo:margin-bottom="0.0634in" fo:background-color="transparent" draw:fill="none" draw:fill-color="#729fcf"/>
      </style:header-style>
      <style:footer-style>
        <style:header-footer-properties svg:height="0.872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bg" draw:opacity="30%" style:repeat="stretch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paragraph" svg:x="0.0134in" svg:y="-0.0327in" svg:width="1.0193in" svg:height="0.8071in" draw:z-index="0"><draw:image xlink:href="Pictures/1000000100000217000001D39251ABA8.png" xlink:type="simple" xlink:show="embed" xlink:actuate="onLoad" draw:mime-type="image/png"/></draw:frame><text:s text:c="26"/><text:span text:style-name="MT1"><text:s text:c="2"/></text:span><text:span text:style-name="MT2">BPS EXPLORE</text:span></text:p>
        <text:p text:style-name="MP2"><text:span text:style-name="MT3"><text:s text:c="57"/></text:span><text:span text:style-name="MT4">D Begins the E</text:span></text:p>
        <text:p text:style-name="MP3"><text:span text:style-name="MT5">e-mail:</text:span><text:span text:style-name="MT6"> </text:span><text:a xlink:type="simple" xlink:href="mailto:sagaprojects23@gmail.com" office:name="sagaprojects23@gmail.com" text:style-name="Internet_20_link" text:visited-style-name="Visited_20_Internet_20_Link"><text:span text:style-name="MT7">sagaprojects23@gmail.com</text:span></text:a><text:span text:style-name="MT6"> <text:s text:c="42"/></text:span><text:span text:style-name="MT5"><text:s/>Mobile:</text:span><text:span text:style-name="MT6"> </text:span><text:span text:style-name="MT8">+91 9488790964</text:span><text:span text:style-name="MT9"> <text:s/></text:span></text:p>
        <text:p text:style-name="MP3"><draw:line text:anchor-type="paragraph" draw:z-index="1" draw:name="Horizontal line 3" draw:style-name="Mgr1" draw:text-style-name="MP4" svg:x1="-1.1409in" svg:y1="0.0701in" svg:x2="7.3516in" svg:y2="0.0701in"><text:p/></draw:line><draw:line text:anchor-type="paragraph" draw:z-index="2" draw:name="Horizontal line 4" draw:style-name="Mgr2" draw:text-style-name="MP4" svg:x1="-0.6862in" svg:y1="0.161in" svg:x2="7.802in" svg:y2="0.161in"><text:p/></draw:line></text:p>
      </style:header>
      <style:footer>
        <text:p text:style-name="MP5"><text:span text:style-name="MT10"><text:s/></text:span></text:p>
        <text:p text:style-name="Footer"><draw:line text:anchor-type="paragraph" draw:z-index="3" draw:name="Horizontal line 5" draw:style-name="Mgr1" draw:text-style-name="MP4" svg:x1="-1.1409in" svg:y1="0.0701in" svg:x2="7.3516in" svg:y2="0.0701in"><text:p/></draw:line><draw:line text:anchor-type="paragraph" draw:z-index="4" draw:name="Horizontal line 6" draw:style-name="Mgr2" draw:text-style-name="MP4" svg:x1="-0.6862in" svg:y1="0.161in" svg:x2="7.802in" svg:y2="0.161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10:11:19.630270818</meta:creation-date>
    <meta:editing-duration>PT10M5S</meta:editing-duration>
    <meta:editing-cycles>5</meta:editing-cycles>
    <meta:generator>LibreOffice/26.2.0.3$Linux_X86_64 LibreOffice_project/620$Build-3</meta:generator>
    <dc:title>letterpad</dc:title>
    <dc:date>2026-04-20T10:21:27.344886821</dc:date>
    <meta:document-statistic meta:table-count="0" meta:image-count="1" meta:object-count="0" meta:page-count="1" meta:paragraph-count="18" meta:word-count="51" meta:character-count="480" meta:non-whitespace-character-count="308"/>
    <meta:template xlink:type="simple" xlink:actuate="onRequest" xlink:title="letterpad" xlink:href="../../../Templates/letterpad.ott" meta:date="2026-04-20T10:11:19.420090617"/>
  </office:meta>
</office:document-meta>
</file>